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3293" officeooo:paragraph-rsid="000f3293"/>
    </style:style>
    <style:style style:name="P2" style:family="paragraph" style:parent-style-name="Standard">
      <style:paragraph-properties fo:text-align="end" style:justify-single-word="false"/>
      <style:text-properties style:font-name="URW Palladio L" fo:font-weight="bold" officeooo:rsid="000f3293" officeooo:paragraph-rsid="000f3293" style:font-weight-asian="bold" style:font-weight-complex="bold"/>
    </style:style>
    <style:style style:name="P3" style:family="paragraph" style:parent-style-name="Standard">
      <style:text-properties style:font-name="URW Palladio L" officeooo:rsid="000f3293" officeooo:paragraph-rsid="000f3293"/>
    </style:style>
    <style:style style:name="P4" style:family="paragraph" style:parent-style-name="Standard">
      <style:paragraph-properties fo:text-align="justify" style:justify-single-word="false"/>
      <style:text-properties style:font-name="URW Palladio L" officeooo:rsid="000f3293" officeooo:paragraph-rsid="000f3293"/>
    </style:style>
    <style:style style:name="P5" style:family="paragraph" style:parent-style-name="Standard">
      <style:text-properties style:font-name="URW Palladio L" fo:font-style="normal" fo:font-weight="bold" officeooo:rsid="000f3293" officeooo:paragraph-rsid="000f3293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font-name="URW Palladio L" fo:font-style="italic" officeooo:rsid="000f3293" officeooo:paragraph-rsid="000f3293" style:font-style-asian="italic" style:font-style-complex="italic"/>
    </style:style>
    <style:style style:name="P7" style:family="paragraph" style:parent-style-name="Standard">
      <style:paragraph-properties fo:break-before="page"/>
      <style:text-properties fo:font-size="14pt" officeooo:rsid="0011654f" officeooo:paragraph-rsid="0011654f" style:font-size-asian="14pt" style:font-size-complex="14pt"/>
    </style:style>
    <style:style style:name="T1" style:family="text">
      <style:text-properties officeooo:rsid="000f7a5f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1 de noviembre de 2016</text:p>
      <text:p text:style-name="P3"/>
      <text:p text:style-name="P3"/>
      <text:p text:style-name="P3"/>
      <text:p text:style-name="P3"/>
      <text:p text:style-name="P3"/>
      <text:p text:style-name="P3"/>
      <text:p text:style-name="P5">Sr. Director Ing. Hugo Grazzini</text:p>
      <text:p text:style-name="P5"><text:s text:c="4"/>Departamento Electrónica</text:p>
      <text:p text:style-name="P6">--<text:span text:style-name="T1">--</text:span>-------------S/D<text:span text:style-name="T1">--</text:span>-------------------</text:p>
      <text:p text:style-name="P3"/>
      <text:p text:style-name="P3"/>
      <text:p text:style-name="P3"/>
      <text:p text:style-name="P4"><text:tab/>Quienes suscriben la presente solicitan a Vd. tenga a bien dar curso al proyecto adjuntado a la presente, girándolo a la brevedad a la comisión correspondiente para su tratamiento.</text:p>
      <text:p text:style-name="P4">Se adjuntan además avales firmados por integrantes de los diferentes claustros del departamento electrónica.</text:p>
      <text:p text:style-name="P3"/>
      <text:p text:style-name="P3">Sin otro particular<text:span text:style-name="T1">, saludan atte.</text:span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Avalan el proyecto de ordenanza <text:span text:style-name="T2">registro del horario de dictado y asistencia a clase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gaydou</meta:initial-creator>
    <meta:creation-date>2016-11-18T16:05:06.379126441</meta:creation-date>
    <dc:date>2016-11-18T19:11:50.005919582</dc:date>
    <dc:creator>david gaydou</dc:creator>
    <meta:editing-duration>PT2H51M32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2" meta:paragraph-count="8" meta:word-count="76" meta:character-count="530" meta:non-whitespace-character-count="458"/>
  </office:meta>
</office:document-meta>
</file>